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e5b0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rsid="001e5b0e" officeooo:paragraph-rsid="001e5b0e"/>
    </style:style>
    <style:style style:name="T1" style:family="text">
      <style:text-properties fo:font-variant="normal" fo:text-transform="none" fo:color="#3c4043" loext:opacity="100%" style:font-name="Roboto" fo:font-size="8.39999961853027pt" fo:letter-spacing="normal" fo:font-style="normal" fo:font-weight="normal"/>
    </style:style>
    <style:style style:name="T2" style:family="text">
      <style:text-properties fo:font-variant="normal" fo:text-transform="none" fo:color="#3c4043" loext:opacity="100%" style:font-name="Roboto" fo:font-size="8.39999961853027pt" fo:letter-spacing="normal" fo:font-style="normal" fo:font-weight="normal" officeooo:rsid="001dad50"/>
    </style:style>
    <style:style style:name="T3" style:family="text">
      <style:text-properties fo:font-variant="normal" fo:text-transform="none" fo:color="#3c4043" loext:opacity="100%" style:font-name="Roboto" fo:font-size="8.39999961853027pt" fo:letter-spacing="normal" fo:font-style="normal" fo:font-weight="normal" officeooo:rsid="001e5b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Qual è l'obiettivo principale di un algoritmo?</text:span><text:line-break/><text:span text:style-name="T1">a) Risolvere un problema in maniera efficient</text:span><text:span text:style-name="T2">e</text:span></text:p>
      <text:p text:style-name="P1"><text:span text:style-name="T2">2. Cos'è un compilatore?</text:span></text:p>
      <text:p text:style-name="P1"><text:span text:style-name="T2">c) Un programma che traduce il codice sorgente in codice macchina</text:span></text:p>
      <text:p text:style-name="P1"><text:span text:style-name="T2">3. Cosa rappresenta una variabile in programmazione?</text:span></text:p>
      <text:p text:style-name="P1"><text:span text:style-name="T2">d) Un contenitore per memorizzare dati</text:span></text:p>
      <text:p text:style-name="P1"><text:span text:style-name="T2">4.Metti in ordine le seguenti fasi creazione di un programma in C: </text:span></text:p>
      <text:p text:style-name="P2"><text:span text:style-name="T2">1</text:span><text:span text:style-name="T3">)</text:span><text:span text:style-name="T1">Editing </text:span></text:p>
      <text:p text:style-name="P3"><text:span text:style-name="T1">2)Compilazione</text:span></text:p>
      <text:p text:style-name="P3"><text:span text:style-name="T1">3)Linking</text:span></text:p>
      <text:p text:style-name="P3"><text:span text:style-name="T1">4)Esecuzione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4T09:19:22.984000000</meta:creation-date>
    <dc:date>2023-10-24T09:22:57.289000000</dc:date>
    <meta:editing-duration>PT3M35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0" meta:word-count="59" meta:character-count="387" meta:non-whitespace-character-count="336"/>
  </office:meta>
</office:document-meta>
</file>